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xa lightregular" svg:font-family="'nexa lightregular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.542cm" fo:margin-left="0.06cm" fo:margin-right="-0.012cm" table:align="margins"/>
    </style:style>
    <style:style style:name="Tabla1.A" style:family="table-column">
      <style:table-column-properties style:column-width="3.064cm" style:rel-column-width="1737*"/>
    </style:style>
    <style:style style:name="Tabla1.B" style:family="table-column">
      <style:table-column-properties style:column-width="6.823cm" style:rel-column-width="3868*"/>
    </style:style>
    <style:style style:name="Tabla1.C" style:family="table-column">
      <style:table-column-properties style:column-width="7.655cm" style:rel-column-width="434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333333" style:font-name="nexa lightregular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Gestión Financiera y Comercial para Emprender</text:span></text:p>
      <text:p text:style-name="Standard"><text:span text:style-name="T1">Universidad Abierta de Recoleta</text:span></text:p>
      <text:p text:style-name="Standard"><text:span text:style-name="T1">Mayo 2019</text:span></text:p>
      <text:p text:style-name="Standard"><text:span text:style-name="T1">Nómina de contactos</text:span></text:p>
      <text:p text:style-name="Standard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Correo</text:p>
          </table:table-cell>
          <table:table-cell table:style-name="Tabla1.C1" office:value-type="string">
            <text:p text:style-name="P1">Actividad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xa lightregular" svg:font-family="'nexa lightregular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4-30T20:04:18</meta:creation-date>
    <dc:date>2019-04-30T20:19:36</dc:date>
    <dc:creator>Máximo Meza</dc:creator>
    <meta:editing-duration>PT15M18S</meta:editing-duration>
    <meta:editing-cycles>2</meta:editing-cycles>
    <meta:generator>OpenOffice/4.1.6$Unix OpenOffice.org_project/416m1$Build-9790</meta:generator>
    <meta:document-statistic meta:table-count="1" meta:image-count="0" meta:object-count="0" meta:page-count="1" meta:paragraph-count="7" meta:word-count="18" meta:character-count="125"/>
  </office:meta>
</office:document-meta>
</file>